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ПОСТАВЩИК">
            <text:p>ПОСТАВЩИК</text:p>
          </table:table-cell>
          <table:table-cell table:style-name="pd1" office:value-type="string" office:value="КОЛИЧЕСТВО">
            <text:p>КОЛИЧЕСТВО</text:p>
          </table:table-cell>
          <table:table-cell table:style-name="pd1" office:value-type="string" office:value="ЦЕНА">
            <text:p>ЦЕНА</text:p>
          </table:table-cell>
          <table:table-cell table:style-name="pd1" office:value-type="string" office:value="ЗАКУПОЧНАЯ ЦЕНА">
            <text:p>ЗАКУПОЧНАЯ ЦЕНА</text:p>
          </table:table-cell>
        </table:table-row>
        <table:table-row>
          <table:table-cell office:value-type="string" office:value="ветровик mitsubishi pajero sport 2016-">
            <text:p>ветровик mitsubishi pajero sport 201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sport 1997-2004">
            <text:p>ветровик mitsubishi pajero sport 1997-200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slivar star">
            <text:p>slivar sta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80 4d 86-94r">
            <text:p>ветровик audi 80 4d 86-94r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heko">
            <text:p>heko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ontiak vibe 1 2001/ toyota matrix 2001">
            <text:p>Ветровик pontiak vibe 1 2001/ toyota matrix 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nd rover range rover 3 внедорожник 2002-2012">
            <text:p>Ветровик land rover range rover 3 внедорожник 2002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delta auto">
            <text:p>delta auto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nd rover range rover 4 внедорожник 2012">
            <text:p>Ветровик land rover range rover 4 внедорожник 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дельта">
            <text:p>дельт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nd rover range rover sport 1 2005-2012">
            <text:p>Ветровик land rover range rover sport 1 2005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HB 2009-2013">
            <text:p>Ветровик Mazda 3 HB 2009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????">
            <text:p>Ветровик ????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Carl steel man">
            <text:p>Carl steel man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odge caliber 2006-">
            <text:p>Ветровик Dodge caliber 200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olvo xc60 c 2008">
            <text:p>Ветровик volvo xc60 c 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nd rover Discovery 3 2004-2009/discovery 4 2009-">
            <text:p>Ветровик LAnd rover Discovery 3 2004-2009/discovery 4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Jeep compass (MP) 2017-">
            <text:p>Ветровик Jeep compass (MP) 201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JEEP GRAND CHEROKEE 1994-1999">
            <text:p>ВЕТРОВИК JEEP GRAND CHEROKEE 1994-199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olvo s60 c 2010">
            <text:p>Ветровик volvo s60 c 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baru XV 2011-2017">
            <text:p>Ветровик Subaru XV 2011-201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olvo FH12 длинный тонированный">
            <text:p>ветровик volvo FH12 длинный тонированный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olvo xc70 2007-">
            <text:p>Ветровик Volvo xc70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SubARU OUTBACK c 2015">
            <text:p>Ветровик  SubARU OUTBACK c 201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exus rx 2003-2009/ toyota harrier">
            <text:p>Ветровик Lexus rx 2003-2009/ toyota harrier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exus RX  2010-2015">
            <text:p>Ветровик Lexus RX  2010-201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RYSTLER VOYAGER 1995-2008 /  DODGE CARAVAN 1995-2007">
            <text:p>Ветровик CHRYSTLER VOYAGER 1995-2008 /  DODGE CARAVAN 1995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nd rover freelander c 2006">
            <text:p>Ветровик land rover freelander c 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Jeep GRAND CHEROKEE 1993-1999">
            <text:p>Ветровик Jeep GRAND CHEROKEE 1993-199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baru XV 2011-2017">
            <text:p>Ветровик subaru XV 2011-201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Jeep cherokee (KL-) 2013-">
            <text:p>Ветровик Jeep cherokee (KL-)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reat wall hover h6 2011-">
            <text:p>Ветровик great wall hover h6 201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Jeep compass 2013-">
            <text:p>Ветровик Jeep compass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baru FORESTER 08-13">
            <text:p>Ветровик subaru FORESTER 08-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Infiniti fx 35/45 03-08">
            <text:p>Ветровик Infiniti fx 35/45 03-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Infiniti fx 37/50 2008-">
            <text:p>Ветровик Infiniti fx 37/50 200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лева">
            <text:p>полка 4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3 SD 2012- широкий">
            <text:p>Ветровик Kia Cerato 3 SD 2012- широкий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mmander">
            <text:p>commande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bongo 3 2004-2013">
            <text:p>Ветровик kia bongo 3 2004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Optima 4 sd 2015-">
            <text:p>Ветровик kia Optima 4 sd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mmander">
            <text:p>commande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( LD) 2004-2008 HB 5D">
            <text:p>Ветровик kia Cerato ( LD) 2004-2008 HB 5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sedan 2017- 4 поколение">
            <text:p>Ветровик Kia Rio sedan 2017- 4 поколение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YD 2012- SET">
            <text:p>Ветровик Kia Cerato YD 2012- SET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5-2011 SED/PRIDE 2005-2009">
            <text:p>Ветровик kIA RIO 2005-2011 SED/PRIDE 2005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17- SEDAN">
            <text:p>вЕТРОВИК KIA RIO 2017-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LD 2004-2008 SED">
            <text:p>Ветровик Kia Cerato LD 2004-2008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Picanto (TA) 2011- 3D">
            <text:p>Ветровик Kia Picanto (TA) 2011- 3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2018- sed">
            <text:p>Ветровик Kia Cerato 2018-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 (BL) 2002-2009">
            <text:p>Ветровик Kia Sorento (BL) 2002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arens 2002-2006">
            <text:p>Ветровик Kia Carens 2002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0-2005 sedan">
            <text:p>Ветровик Kia Rio 2000-2005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Picanto (SA) 2003-2010 5d /morning 2007-2011 5d">
            <text:p>Ветровик Kia Picanto (SA) 2003-2010 5d /morning 2007-2011 5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5-2011 HB 5D">
            <text:p>Ветровик Kia Rio 2005-2011 HB 5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17- SEDAN/ k2 c 2017 sed">
            <text:p>Ветровик Kia Rio 2017- SEDAN/ k2 c 2017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5-2011 sed/PRIDE 2005-2009">
            <text:p>Ветровик Kia Rio 2005-2011 sed/PRIDE 2005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 (XM) 2009-2014">
            <text:p>Ветровик Kia Sorento (XM) 2009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Venga c 2009">
            <text:p>Ветровик Kia Venga c 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ul (SK3) с2019">
            <text:p>Ветровик Kia Soul (SK3) с201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0-2005 HB 5D/ WAGON">
            <text:p>Ветровик Kia Rio 2000-2005 HB 5D/ WAGO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1994-2003; 1998-2008 сборка в калиниграде">
            <text:p>Ветровик Kia Sportage 1994-2003; 1998-2008 сборка в калиниграде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ED 2012- HB 3D">
            <text:p>Ветровик Kia CEED 2012- HB 3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Forte(4) 2008- Curent">
            <text:p>Ветровик Kia Forte(4) 2008- Curent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ltos 5D 2020">
            <text:p>Ветровик Kia Celtos 5D 202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 2013-2014">
            <text:p>Ветровик KIA sorento 2013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artway">
            <text:p>artway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ed 2 hb 3d eurostandart 2012">
            <text:p>Ветровик Kia ceed 2 hb 3d eurostandart 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4 справа">
            <text:p>полка 4 спра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2010-2016">
            <text:p>Ветровик Kia Sportage 2010-201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2003-2009 sed">
            <text:p>Ветровик Kia Cerato 2003-2009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 2009-">
            <text:p>Ветровик Kia Sorento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ectra/Shuma">
            <text:p>Ветровик Kia Spectra/Shuma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/Prime 2015-">
            <text:p>Ветровик Kia Sorento/Prime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2005-2010">
            <text:p>Ветровик Kia Sportage 2005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ul 2009-2014">
            <text:p>Ветровик Kia Soul 2009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arens 2002-2006">
            <text:p>Ветровик Kia Carens 2002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ul 2019-">
            <text:p>Ветровик Kia Soul 201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rento 2019-">
            <text:p>Ветровик Kia Sorento 201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Optima 2016-">
            <text:p>Ветровик Kia Optima 201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2020-">
            <text:p>Ветровик Kia Sportage 2020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1998-2005">
            <text:p>Ветровик Kia Sportage 1998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Picanto 2017- 5D HB">
            <text:p>Ветровик kIA Picanto 2017- 5D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4 2011-2017 SED">
            <text:p>Ветровик Kia RIO 4 2011-2017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Picanto 2004-2010 5d HB">
            <text:p>Ветровик Kia Picanto 2004-2010 5d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oul 2014-2019">
            <text:p>Ветровик Kia Soul 2014-201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3 2005-2011 HB">
            <text:p>Ветровик Kia Rio 3 2005-2011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ed 2018- HB">
            <text:p>Ветровик Kia Ceed 2018-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epha 2 1107-2000">
            <text:p>Ветровик Kia sepha 2 1107-200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5 справа">
            <text:p>полка 5 справа</text:p>
          </table:table-cell>
          <table:table-cell office:value-type="string" office:value=" ???">
            <text:p> 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Mohave(Borrego) (HM) c 2008-2016/c 2019">
            <text:p>Ветровик Kia Mohave(Borrego) (HM) c 2008-2016/c 201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arnival(UP/GQ) с 2002-2006 (0695)">
            <text:p>Ветровик Kia Carnival(UP/GQ) с 2002-2006 (0695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2010-2015 (0330)">
            <text:p>Ветровик KIA Sportage 2010-2015 (0330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ed (JD) 2012-2018 5D HB">
            <text:p>Ветровик Kia Ceed (JD) 2012-2018 5D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Magentis 2000-2005(optima 2001-2005)">
            <text:p>Ветровик KIA Magentis 2000-2005(optima 2001-2005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arens 2006-2010">
            <text:p>Ветровик KIA Carens 2006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cerato (LD) 2004-2008 SED">
            <text:p>Ветровик Kia cerato (LD) 2004-2008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c 2017 sedan/k2 c 2017 sed">
            <text:p>Ветровик Kia RIO c 2017 sedan/k2 c 2017 se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Sportage c 1994-2003; 1998-2008 сборка в Калиниграде">
            <text:p>Ветровик Kia Sportage c 1994-2003; 1998-2008 сборка в Калиниграде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05-2011 HB 5D">
            <text:p>Ветровик KIA RIO 2005-2011 HB 5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права">
            <text:p>полка 3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sport c 2008-/ challenger c 2008-">
            <text:p>Ветровик Mitsubishi pajero sport c 2008-/ challenger c 200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3 3D 1998-2006 / pajero 4 3d">
            <text:p>Ветровик MItsubishi pajero 3 3D 1998-2006 / pajero 4 3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colt (z30) 2004-2012">
            <text:p>Ветровик Mitsubishi colt (z30) 2004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1995-2003 sedan">
            <text:p>Ветровик Mitsubishi lancer 1995-2003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Carizma 1995-2004 sedan">
            <text:p>Ветровик Mitsubishi Carizma 1995-2004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Galant 1996-2003 sedan/ aspire">
            <text:p>Ветровик MItsubishi Galant 1996-2003 sedan/ aspire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01-2007">
            <text:p>Ветровик MItsubishi Outlander 2001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07-2012">
            <text:p>Ветровик MItsubishi Outlander 2007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12-">
            <text:p>Ветровик Mitsubishi Outlander 2012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2 5d 1991-2000">
            <text:p>Ветровик Mitsubishi Pajero 2 5d 1991-200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9 sedan 2000-2010">
            <text:p>Ветровик Mitsubishi Lancer 9 sedan 2000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дельта">
            <text:p>дельт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Space Star 1998-2004">
            <text:p>Ветровик Mitsubishi Space Star 1998-200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Carizma 1995-2004 hb">
            <text:p>Ветровик Mitsubishi Carizma 1995-2004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200 1996-2006">
            <text:p>Ветровик Mitsubishi L200 1996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9 WAGON 2003-2007">
            <text:p>Ветровик Mitsubishi lAncer 9 WAGON 2003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ASX 2010">
            <text:p>Ветровик Mitsubishi ASX 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x">
            <text:p>Ветровик Mitsubishi lancer x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9 2003-2007">
            <text:p>Ветровик Mitsubishi lAncer 9 2003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200 2006">
            <text:p>Ветровик Mitsubishi l200 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05-2012">
            <text:p>Ветровик Mitsubishi Outlander 2005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3-4 1999">
            <text:p>Ветровик MItsubishi pajero3-4 199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2 5d 1991-2000">
            <text:p>Ветровик MItsubishi pajero 2 5d 1991-200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sport 2000">
            <text:p>Ветровик Mitsubishi pajero sport 200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fire sport">
            <text:p>fire spor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sport 1998-2007">
            <text:p>Ветровик Mitsubishi pajero sport 1998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airtrek 2001-2007">
            <text:p>Ветровик Mitsubishi Outlander airtrek 2001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pajero sport 2016-">
            <text:p>Ветровик Mitsubishi pajero sport 201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Carizma 1995-2004 hb">
            <text:p>Ветровик Mitsubishi Carizma 1995-2004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01-2006">
            <text:p>Ветровик MItsubishi Outlander 2001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silvar srat">
            <text:p>silvar sra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cer x">
            <text:p>Ветровик Mitsubishi lAncer x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 xl 2006-">
            <text:p>Ветровик Mitsubishi Outlander 2 xl 200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Outlander 2012-">
            <text:p>Ветровик Mitsubishi Outlander 2012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Itsubishi Lanser x 2007-">
            <text:p>Ветровик MItsubishi Lanser x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 слева">
            <text:p>полка 3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23 1994-1998 sedan">
            <text:p>Ветровик Mazda 323 1994-199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26 1992-1997 sedan">
            <text:p>Ветровик Mazda 626 1992-1997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26 1992-1997 hb">
            <text:p>Ветровик Mazda 626 1992-1997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3-2008 sedan">
            <text:p>Ветровик Mazda 3 2003-200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2-2008 wAGON">
            <text:p>Ветровик Mazda 6 2002-2008 wAGO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2-2008 HB">
            <text:p>Ветровик Mazda 6 2002-2008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23 1998-2003 HB">
            <text:p>Ветровик Mazda 323 1998-2003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2-2008 sedan">
            <text:p>Ветровик Mazda 6 2002-200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9-2013 sedan">
            <text:p>Ветровик Mazda 3 2009-2013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4-2009 hb">
            <text:p>Ветровик Mazda 3 2004-2009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13 sedan hb">
            <text:p>Ветровик Mazda 3 2013 sedan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4-2009 sedan только передние">
            <text:p>Ветровик Mazda 3 2004-2009 sedan только передние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cx5 2012">
            <text:p>Ветровик Mazda cx5 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4-2009 sedan">
            <text:p>Ветровик Mazda 3 2004-2009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12 sedan">
            <text:p>Ветровик Mazda 6 2012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7- sedan">
            <text:p>Ветровик Mazda 6 2007-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2007- hb">
            <text:p>Ветровик Mazda 2007-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7-2012 sedan">
            <text:p>Ветровик Mazda 6 2007-2012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hb">
            <text:p>Ветровик Mazda 3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1-2016 sedan">
            <text:p>Ветровик Mazda 6 2001-2016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3 2002-2008 sedan">
            <text:p>Ветровик Mazda 3 2002-200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cx-7 2006-2013">
            <text:p>Ветровик Mazda cx-7 2006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cx5 2017">
            <text:p>Ветровик Mazda cx5 201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26 1997-2002 sd/hb 5d/ capella 1997-2002 sd">
            <text:p>Ветровик Mazda 626 1997-2002 sd/hb 5d/ capella 1997-2002 s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2007-2012 wagon">
            <text:p>Ветровик Mazda 6 2007-2012 wago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232(BJ) 1998-2003 SD/ PROTEGE 1998-2000 SD">
            <text:p>Ветровик Mazda 232(BJ) 1998-2003 SD/ PROTEGE 1998-2000 S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MPV 1999-2006">
            <text:p>Ветровик Mazda MPV 1999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6 5 liftback 2007-">
            <text:p>Ветровик Mazda 6 5 liftback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star">
            <text:p>vst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azda 5 2005-2010">
            <text:p>Ветровик Mazda 5 2005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лева">
            <text:p>полка 2 сле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(8e, b6/b7) 2001-2008">
            <text:p>Ветровик Audi a4 (8e, b6/b7) 2001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(4G/C7) 2011-2018 sedan">
            <text:p>Ветровик Audi a6 (4G/C7) 2011-201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( 4F/C6) 2005-2011 avant">
            <text:p>Ветровик Audi a6 ( 4F/C6) 2005-2011 avant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( кузов 8d, b5) 1996-2001">
            <text:p>Ветровик Audi a4 ( кузов 8d, b5) 1996-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(4b,c5) 1997-2004 avant/audi a6">
            <text:p>Ветровик Audi a6 (4b,c5) 1997-2004 avant/audi a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( кузов 8d, b5) 1996-2001">
            <text:p>Ветровик Audi a4 ( кузов 8d, b5) 1996-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100 (44 кузов с3) 1982-1990">
            <text:p>Ветровик Audi 100 (44 кузов с3) 1982-199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100 (45 кузов 4a c4) 1990-1994 / audi a6 (4a, c4) 1994-1997">
            <text:p>Ветровик Audi 100 (45 кузов 4a c4) 1990-1994 / audi a6 (4a, c4) 1994-199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q5 2008-2012/ c 2012 гв(0312)">
            <text:p>Ветровик Audi q5 2008-2012/ c 2012 гв(0312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q7 2005-2010/2010-2015 (0361)">
            <text:p>Ветровик Audi q7 2005-2010/2010-2015 (0361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80 1966-1996">
            <text:p>Ветровик Audi 80 1966-199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100 1982-1991">
            <text:p>Ветровик Audi 100 1982-199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c5 1997-2004">
            <text:p>Ветровик Audi a6 c5 1997-200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(b5) 1994-2000 sedan">
            <text:p>Ветровик Audi a4 (b5) 1994-2000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q3 2011-">
            <text:p>Ветровик Audi q3 201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2005-">
            <text:p>Ветровик Audi a6 200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b8 2008-2015 sedan">
            <text:p>Ветровик Audi a4 b8 2008-2015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b6/b7 2000-2008 sedan">
            <text:p>Ветровик Audi a4 b6/b7 2000-200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b5 1994-2000 sedan">
            <text:p>Ветровик Audi a4 b5 1994-2000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1997-2001">
            <text:p>Ветровик Audi a4 1997-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c6 2005-2011 sedan">
            <text:p>Ветровик Audi a6 c6 2005-2011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100 4d a-6 od 92 c-4">
            <text:p>Ветровик Audi 100 4d a-6 od 92 c-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4 b8 2009-">
            <text:p>Ветровик Audi a4 b8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a6 05- sd">
            <text:p>Ветровик Audi a6 05- sd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корея">
            <text:p>корея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audi 80">
            <text:p>ветровик audi 8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 справа">
            <text:p>полка 2 справа</text:p>
          </table:table-cell>
          <table:table-cell office:value-type="string" office:value="anv">
            <text:p>anv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5 СЕРИИ (E60) 2003-2010">
            <text:p>Ветровик BMW 5 СЕРИИ (E60) 2003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X5 (E53) 2000-2006">
            <text:p>Ветровик BMW X5 (E53) 2000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X1 (E84) 2009-2012/2012-2015">
            <text:p>Ветровик BMW X1 (E84) 2009-2012/2012-201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3 СЕРИИ (E90) 2005-2012">
            <text:p>Ветровик BMW 3 СЕРИИ (E90) 2005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X5 (F15) 2013-">
            <text:p>Ветровик BMW X5 (F15)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3 СЕРИИ (E46) 1998-2005">
            <text:p>Ветровик BMW 3 СЕРИИ (E46) 1998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1 СЕРИИ (E87) 2004-2014">
            <text:p>Ветровик BMW 1 СЕРИИ (E87) 2004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5 (E39) 1995-2003 SEDAN">
            <text:p>Ветровик BMW 5 (E39) 1995-2003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X5 (E70) 2007-2013">
            <text:p>Ветровик BMW X5 (E70) 2007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3 (E36) 1990-2000 SEDAN">
            <text:p>Ветровик BMW 3 (E36) 1990-2000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X5 (E53) 2000-2006 замотанный">
            <text:p>Ветровик BMW X5 (E53) 2000-2006 замотанный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3 (E46) 1998-2005 sedan">
            <text:p>Ветровик BMW 3 (E46) 1998-2005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e34-5 1988-1996">
            <text:p>Ветровик BMW e34-5 1988-199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???? тайвань">
            <text:p>???? тайвань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BMW 5 (E39) 1996-2004">
            <text:p>Ветровик BMW 5 (E39) 1996-200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 справа">
            <text:p>полка 1 справа</text:p>
          </table:table-cell>
          <table:table-cell office:value-type="string" office:value="???? тайвань">
            <text:p>???? тайвань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cenic 2 (JM) 2003-2009">
            <text:p>Ветровик Renault Scenic 2 (JM) 2003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2 5d 2002-2008 wagon">
            <text:p>Ветровик Renault Megane 2 5d 2002-2008 wago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3 grandtour 2009-2016">
            <text:p>Ветровик Renault Megane 3 grandtour 2009-20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andero 2007">
            <text:p>ветровик renault sandero 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1 1995-2002 sedan">
            <text:p>Ветровик Renault Megane 1 1995-2002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2 2002-2008 sedan">
            <text:p>Ветровик Renault Megane 2 2002-2008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aguna 2 grantour 2001-2007">
            <text:p>Ветровик Renault Laguna 2 grantour 2001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aguna 2 2000-2007">
            <text:p>Ветровик Renault Laguna 2 2000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anero 2013-">
            <text:p>Ветровик Renault Sanero 201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aguna 3 2007- hb">
            <text:p>Ветровик Renault Laguna 3 2007-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017-">
            <text:p>Ветровик Renault Duster 201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cenic 3 (JZ) 2009-2016">
            <text:p>Ветровик Renault Scenic 3 (JZ) 2009-20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ogan 2013- sedan">
            <text:p>Ветровик Renault Logan 2013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010-">
            <text:p>Ветровик Renault Duster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3 5d 2008-2015 hb">
            <text:p>Ветровик Renault Megane 3 5d 2008-2015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021-">
            <text:p>Ветровик Renault Duster 202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3 2009- hb">
            <text:p>Ветровик Renault Megane 3 2009-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Fluence 2010-">
            <text:p>Ветровик Renault Fluence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Megane 2 2002-2008 sedan">
            <text:p>Ветровик Renault Megane 2 2002-2008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011-">
            <text:p>Ветровик Renault Duster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ogan 2014-">
            <text:p>Ветровик Renault Logan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???">
            <text:p>Ветровик Renault ???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1">
            <text:p>полка 3 отсек 1</text:p>
          </table:table-cell>
          <table:table-cell office:value-type="string" office:value="voron glass">
            <text:p>voron glass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">
            <text:p>F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Avensis 1997-2002 sedan">
            <text:p>Ветровик Toyota Avensis 1997-2002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9-">
            <text:p>Ветровик Toyota Rav-4 201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Verso 2004-2008">
            <text:p>Ветровик Toyota Corolla Verso 2004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06-2009, 2009-">
            <text:p>Ветровик Toyota Rav-4 2006-2009, 200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3-2019">
            <text:p>Ветровик Toyota Rav-4 2013-201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ush 2006-2017">
            <text:p>Ветровик Toyota Rush 2006-201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2001-2006">
            <text:p>Ветровик Toyota Camry 2001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rina E AT190 1992-1997/corona">
            <text:p>Ветровик Toyota Carina E AT190 1992-1997/coron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2011-">
            <text:p>Ветровик Toyota Camry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Yaris/vitz 5d 5 1998-2005">
            <text:p>Ветровик Toyota Yaris/vitz 5d 5 1998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9 e120, e130 sedan 2000-2007">
            <text:p>Ветровик Toyota Corolla 9 e120, e130 sedan 2000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delta">
            <text:p>delta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Auris 2006-2012">
            <text:p>Ветровик Toyota Auris 2006-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-HR 2018">
            <text:p>Ветровик Toyota C-HR 201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3">
            <text:p>Ветровик Toyota Rav-4 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xv70 sedan 2017-">
            <text:p>Ветровик Toyota Camry xv70 sedan 201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100 1997-2007">
            <text:p>Ветровик Toyota Land Cruiser 100 1997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Prado 120 2002-2009">
            <text:p>Ветровик Toyota Land Cruiser Prado 120 2002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200 2007">
            <text:p>Ветровик Toyota Land Cruiser 200 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07-2013">
            <text:p>Ветровик Toyota Corolla 2007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Highlander II 2008">
            <text:p>Ветровик Toyota Highlander II 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3 2006-2013">
            <text:p>Ветровик Toyota Rav-4 3 2006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xv40 sedan 2006-2011">
            <text:p>Ветровик Toyota Camry xv40 sedan 2006-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8-2020 xa50">
            <text:p>Ветровик Toyota Rav-4 2018-2020 xa5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Auris 2007-">
            <text:p>Ветровик Toyota Auris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3-2019">
            <text:p>Ветровик Toyota Rav-4 2013-201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????">
            <text:p>Ветровик Toyota Rav-4 ????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06-">
            <text:p>Ветровик Toyota Rav-4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star">
            <text:p>vst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7 2011-">
            <text:p>Ветровик Toyota Camry 7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star">
            <text:p>vst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Prius 2009-2015">
            <text:p>Ветровик Toyota Prius 2009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2001-2006">
            <text:p>Ветровик Toyota Camry 2001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Avensis 2003-2008">
            <text:p>Ветровик Toyota Avensis 2003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00-2006 sedan">
            <text:p>Ветровик Toyota Corolla 2000-2006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Yaris/vitz 5d 5">
            <text:p>Ветровик Toyota Yaris/vitz 5d 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00-2006">
            <text:p>Ветровик Toyota Rav-4 2000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3-2019">
            <text:p>Ветровик Toyota Rav-4 2013-201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2012- current">
            <text:p>Ветровик Toyota Camry 2012- curren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11-">
            <text:p>Ветровик Toyota Coroll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13-2019 vad">
            <text:p>Ветровик Toyota Rav-4 2013-2019 va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01-2007 hb">
            <text:p>Ветровик Toyota Corolla 2001-2007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19">
            <text:p>Ветровик Toyota Corolla 201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07-2013">
            <text:p>Ветровик Toyota Corolla 2007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2006-">
            <text:p>Ветровик Toyota Rav-4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avensis 2009-">
            <text:p>Ветровик Toyota avensis 200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">
            <text:p>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Rav-4 3 2006-2013">
            <text:p>Ветровик Toyota Rav-4 3 2006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areg 2010-">
            <text:p>Ветровик VW Touareg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Sharan 1995-2000">
            <text:p>Ветровик VW Sharan 1995-200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ran 2003-2010">
            <text:p>Ветровик VW Touran 2003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6 2005- variant">
            <text:p>Ветровик VW Passat b6 2005- varian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plus 2005-">
            <text:p>Ветровик VW Golf plus 2005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6 2020- sedan">
            <text:p>Ветровик VW Polo 6 2020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5 2010- sedan">
            <text:p>Ветровик VW Polo 5 2010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-4 1990-2004">
            <text:p>Ветровик VW T-4 1990-200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3 3D 1991-1998">
            <text:p>Ветровик VW Golf 3 3D 1991-199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5 2003">
            <text:p>Ветровик VW t5 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5">
            <text:p>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Caddy">
            <text:p>Ветровик VW Caddy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5 универсал 1996-2005">
            <text:p>Ветровик VW Passat b5 универсал 1996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 5 HB">
            <text:p>Ветровик VW Polo  5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5 2009">
            <text:p>Ветровик VW Polo 5 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Jetta 5 2005-2010">
            <text:p>Ветровик VW Jetta 5 2005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5 седан 1996-2005">
            <text:p>Ветровик VW Passat b5 седан 1996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iguan 2007-">
            <text:p>Ветровик VW Tiguan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Jetta 6 2010">
            <text:p>Ветровик VW Jetta 6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-4 1990-2003">
            <text:p>Ветровик VW T-4 1990-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5 2009">
            <text:p>Ветровик VW Polo 5 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b5 универсал">
            <text:p>ветровик vw b5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3 b4 универсал">
            <text:p>ветровик vw passat b3 b4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6-b7 sedan 2005-2010">
            <text:p>Ветровик VW Passat b6-b7 sedan 2005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7 4 двери 2012">
            <text:p>Ветровик VW Golf 7 4 двери 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3, b4 sedan">
            <text:p>Ветровик VW Passat b3, b4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ran 2 2010">
            <text:p>Ветровик VW Touran 2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-4 один передний">
            <text:p>Ветровик VW T-4 один передни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2 1983-1992 hb 5дв">
            <text:p>Ветровик VW golf 2 1983-1992 hb 5дв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Jetta 2011-">
            <text:p>Ветровик VW Jett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iguan 2017-">
            <text:p>Ветровик VW Tiguan 201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5/b5+ sedan 1997-2005">
            <text:p>Ветровик VW Passat b5/b5+ sedan 1997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4 1999-2005">
            <text:p>Ветровик VW golf 4 1999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Bora 1999-2005/ jetta 4 2008-2005">
            <text:p>Ветровик VW Bora 1999-2005/ jetta 4 2008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areg 2010-">
            <text:p>Ветровик VW Touareg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3 1991-1998 5d">
            <text:p>Ветровик VW golf 3 1991-1998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areg 2003-2010">
            <text:p>Ветровик VW Touareg 2003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5 седан 1996-2005">
            <text:p>Ветровик VW Passat b5 седан 1996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plus 2004-">
            <text:p>Ветровик VW golf plus 200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3, b4 sedan">
            <text:p>Ветровик VW Passat b3, b4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olo 5 2010- sedan">
            <text:p>Ветровик VW Polo 5 2010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ransporter t5/t5+">
            <text:p>Ветровик VW transporter t5/t5+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-4">
            <text:p>Ветровик VW T-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 отсек 2">
            <text:p>полка 3  отсек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3 5d 2002-2009 hb">
            <text:p>Ветровик Citroen c3 5d 2002-2009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expert 2016-">
            <text:p>Ветровик Peugeut expert 201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3 5d 2009- hb">
            <text:p>Ветровик Citroen c3 5d 2009-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307 2001-2008 hb 5d">
            <text:p>Ветровик Peugeut 307 2001-2008 hb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508 2010- sed">
            <text:p>Ветровик Peugeut 508 2010- se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307 2001-2008 wagon">
            <text:p>Ветровик Peugeut 307 2001-2008 wago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traveller 2017- 3d">
            <text:p>Ветровик Peugeut traveller 2017- 3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406 1995-1999 sedan">
            <text:p>Ветровик Peugeut 406 1995-1999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408 2012- sedan">
            <text:p>Ветровик Peugeut 408 2012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308 2008-2013 hb 5d">
            <text:p>Ветровик Peugeut 308 2008-2013 hb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partner 1 минивэн 1997-2012">
            <text:p>Ветровик Peugeut partner 1 минивэн 1997-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206 2007-2010">
            <text:p>Ветровик Peugeut 206 2007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-elysee 4d 2013">
            <text:p>Ветровик Citroen c-elysee 4d 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4 hb 2010">
            <text:p>Ветровик Citroen c4 hb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4 sedan 2013">
            <text:p>Ветровик Citroen c4 sedan 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308 2007">
            <text:p>Ветровик Peugeut 308 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407">
            <text:p>Ветровик Peugeut 4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507 5d 2006-">
            <text:p>Ветровик Peugeut 507 5d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expert 2017-/citroen spacetouer">
            <text:p>Ветровик Peugeut expert 2017-/citroen spacetouer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partner 2008-/citroen berlingo 2008-">
            <text:p>Ветровик Peugeut partner 2008-/citroen berlingo 2008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207 hb 5d">
            <text:p>Ветровик Peugeut 207 hb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Peugeut 308 2008- универсал">
            <text:p>Ветровик Peugeut 308 2008-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5 2008- sedan">
            <text:p>Ветровик Citroen c5 2008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4 sedan">
            <text:p>Ветровик citroen c4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3 отсек 4">
            <text:p>полка 3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prado 150 2009-2014, 2014-">
            <text:p>Ветровик Toyota Land Cruiser prado 150 2009-2014,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4runner 1996-2002 5d">
            <text:p>Ветровик Toyota 4runner 1996-2002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amry xv20 1996-2002">
            <text:p>Ветровик Toyota camry xv20 1996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yaris/vitz 3d 2005-">
            <text:p>Ветровик Toyota yaris/vitz 3d 2005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highlander c 2013/ kluger c 2014">
            <text:p>Ветровик Toyota highlander c 2013/ kluger c 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e12 2001-2007 sedan">
            <text:p>Ветровик Toyota corolla e12 2001-2007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prado 90 1996-2002">
            <text:p>Ветровик Toyota Land Cruiser prado 90 1996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land cruiser 200 2007/ lexus lx 570">
            <text:p>Ветровик Toyota land cruiser 200 2007/ lexus lx 57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prius 2009-2015">
            <text:p>Ветровик Toyota prius 2009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11-">
            <text:p>Ветровик Toyota coroll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prius 2009-2015">
            <text:p>Ветровик Toyota prius 2009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00-2006 hb">
            <text:p>Ветровик Toyota corolla 2000-2006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Toyota corolla 2013-">
            <text:p>Ветровик Toyota corolla 201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1 отсек 4">
            <text:p>полка 1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3, b4 sedan 3 ШТ НЕТ ПЕРЕДНЕГО">
            <text:p>Ветровик VW PAssat b3, b4 sedan 3 ШТ НЕТ ПЕРЕДНЕГО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JETTA 6 SD 2010">
            <text:p>Ветровик VW JETTA 6 SD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TT">
            <text:p>T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6 B7 SEDAN 2005-2010">
            <text:p>Ветровик VW Passat B6 B7 SEDAN 2005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Caddy">
            <text:p>Ветровик VW Caddy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4 1997-2003 VARIANT">
            <text:p>Ветровик VW GOLF 4 1997-2003 VARIAN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Itroen c-5 2008- SEAN">
            <text:p>Ветровик CItroen c-5 2008- SE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AMAROK 2010-">
            <text:p>Ветровик VW AMAROK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PAssat b3, b4 УНИЕРСАЛ">
            <text:p>Ветровик VW PAssat b3, b4 УНИ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-4 3d 1999-2003">
            <text:p>Ветровик VW GOLF-4 3d 1999-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sharan 1995-2000">
            <text:p>Ветровик VW sharan 1995-200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touareg 3 2018-  внедорожник">
            <text:p>Ветровик VW touareg 3 2018-  внедорожник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VW GOLF 5-6 2003">
            <text:p>Ветровик VW GOLF 5-6 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висит">
            <text:p>висит</text:p>
          </table:table-cell>
          <table:table-cell office:value-type="string" office:value="ANV air">
            <text:p>ANV air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w 126s 4D 85-91R">
            <text:p>ветровик Mersedes w 126s 4D 85-91R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HEKO">
            <text:p>HEKO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V-class 1996-2003 куз W638(Vito)">
            <text:p>ветровик Mersedes V-class 1996-2003 куз W638(Vito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tiam racing">
            <text:p>tiam rac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Vito W638">
            <text:p>ветровик Mersedes-Benz Vito W63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 (">
            <text:p>ANV air (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Vito 03.96-0.3R">
            <text:p>ветровик Mersedes Vito 03.96-0.3R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HEKO">
            <text:p>HEKO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Sprinter W906 2006г \ VW Krafter">
            <text:p>ветровик Mersedes Sprinter W906 2006г \ VW Krafter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Benz E-klasse 2002-2009гг седан W211">
            <text:p>ветровик Mersedes Benz E-klasse 2002-2009гг седан W2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Benz C-klasse 1993-2000 седан W202">
            <text:p>ветровик Mersedes Benz C-klasse 1993-2000 седан W2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Mersedes Sprinter Sprinter classic 1995-2005, 2012">
            <text:p> ветровик Mersedes Sprinter Sprinter classic 1995-2005, 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Mersedes  Sprinter classic 2014-">
            <text:p> ветровик Mersedes  Sprinter classic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k-w639 Viano 2003-2014">
            <text:p>ветровик Mersedes k-w639 Viano 2003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Benz W210 1995-2002">
            <text:p>ветровик Mersedes Benz W210 1995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sprinter 2006-">
            <text:p>ветровик Mersedes sprinter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 Vito Viano w639 Restyling 2009-20014">
            <text:p>ветровик Mersedes  Vito Viano w639 Restyling 2009-20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Sprinter 2006-">
            <text:p>ветровик Mersedes Sprinter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T1 1977-1996">
            <text:p>ветровик Mersedes-Benz T1 1977-199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кобра тюнинг">
            <text:p>кобра тюнинг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M-klasse(W163) 1996-2005">
            <text:p>ветровик Mersedes-Benz M-klasse(W163) 1996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M-klasse(W164) 2005-2011">
            <text:p>ветровик Mersedes-Benz M-klasse(W164) 2005-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GLK-klasse 2008-2012; 2012-">
            <text:p>ветровик Mersedes-Benz GLK-klasse 2008-2012; 2012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 G-klasse (W463) 1990-">
            <text:p>ветровик Mersedes G-klasse (W463) 199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C-klasse 2000-2007 седан(W203)">
            <text:p>ветровик Mersedes-Benz C-klasse 2000-2007 седан(W203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Vito W639 Restyling">
            <text:p>ветровик Mersedes-Benz Vito W639 Restyling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Mersedes-Benz E-class 1984-1996 седан W124">
            <text:p> ветровик Mersedes-Benz E-class 1984-1996 седан W12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sedes-Benz GLK-klasse 2008- ; (x204) 2012-">
            <text:p>ветровик Mersedes-Benz GLK-klasse 2008- ; (x204) 2012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cedes vito 639 2003-">
            <text:p>ветровик mercedes vito 639 200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mercedes sprinter classic 2 шт">
            <text:p>ветровик mercedes sprinter classic 2 шт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4">
            <text:p>полка 2 отсек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Meriva 2002-2006 2006">
            <text:p>ветровик Opel Meriva 2002-2006 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mbo Tour 2004- (плохой скотч на 1ом ветровике)">
            <text:p>ветровик Opel combo Tour 2004- (плохой скотч на 1ом ветровике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D 3D 2006">
            <text:p>ветровик Opel Corsa D 3D 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седан 2006">
            <text:p>ветровик Opel Astra H седан 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GMG team">
            <text:p>GMG team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Meriva B 2010-">
            <text:p>ветровик Opel Meriva B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wagon 2004">
            <text:p>ветровик Opel Astra H wagon 200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J 2010">
            <text:p>ветровик Opel Astra J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Mokka 2012">
            <text:p>ветровик Opel Mokka 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wagon 2004">
            <text:p>ветровик Opel Astra H wagon 200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хэтчбэк 3 двери">
            <text:p>ветровик Opel Astra H хэтчбэк 3 двери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седан 1998-2004">
            <text:p>ветровик Opel Astra G седан 1998-200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хэтчбэк 2004-2009">
            <text:p>ветровик Opel Astra H хэтчбэк 2004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седан 2007-2012">
            <text:p>ветровик Opel Astra H седан 2007-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Vectra B 1995-2002 Caravan">
            <text:p>ветровик Opel Vectra B 1995-2002 Carav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sports tourer c 2010">
            <text:p>ветровик Opel Astra G sports tourer c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2007- sed">
            <text:p>ветровик Opel Astra H 2007- se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C 5d 2000-2006">
            <text:p>ветровик Opel Corsa C 5d 2000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D 5d 2006-">
            <text:p>ветровик Opel Corsa D 5d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Meriva 2002-2010">
            <text:p>ветровик Opel Meriva 2002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D 3D 2006-">
            <text:p>ветровик Opel Corsa D 3D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1998-2003 wagon">
            <text:p>ветровик Opel Astra G 1998-2003 wago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Meriva 2011-">
            <text:p>ветровик Opel Meriv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Omega B 1994-2003 sedan">
            <text:p>ветровик Opel Omega B 1994-2003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Vectra A 1989-1996 sedan">
            <text:p>ветровик Opel Vectra A 1989-1996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Zafira A 1999-2006">
            <text:p>ветровик Opel Zafira A 1999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Zafira B 2006-2011">
            <text:p>ветровик Opel Zafira B 2006-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2004- wagon">
            <text:p>ветровик Opel Astra H 2004- wago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2004- hb 5D">
            <text:p>ветровик Opel Astra H 2004- hb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B 3D 1994-2000">
            <text:p>ветровик Opel Corsa B 3D 1994-200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1998-2003 sed/hb">
            <text:p>ветровик Opel Astra G 1998-2003 sed/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Vectra B 1996-2001 sed/hb">
            <text:p>ветровик Opel Vectra B 1996-2001 sed/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D 5дв 2006-">
            <text:p>ветровик Opel Corsa D 5дв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Vectra C 2002-  hb">
            <text:p>ветровик Opel Vectra C 2002-  hb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Zafira A 1999-2006">
            <text:p>ветровик Opel Zafira A 1999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3дв 2012-">
            <text:p>ветровик Opel Astra 3дв 2012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H 2004- универсал">
            <text:p>ветровик Opel Astra H 2004-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Zafira B 2006-">
            <text:p>ветровик Opel Zafira B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1998-2004 универсал">
            <text:p>ветровик Opel Astra G 1998-2004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Corsa D 3дв 2007-">
            <text:p>ветровик Opel Corsa D 3дв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1998-2004/ chevrolet Viva">
            <text:p>ветровик Opel 1998-2004/ chevrolet Viv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Opel Astra G 1998-2004 универсал">
            <text:p>ветровик Opel Astra G 1998-2004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3">
            <text:p>полка 2 отсек 3</text:p>
          </table:table-cell>
          <table:table-cell office:value-type="string" office:value="auto tuning MVT">
            <text:p>auto tuning 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Qashqai 2 2014-">
            <text:p>ветровик Nissan Qashqai 2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Almera (n15) 1995-2000">
            <text:p>ветровик Nissan Almera (n15) 1995-200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p tuning">
            <text:p>vip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Qashqai (?2006г?)">
            <text:p>ветровик Nissan Qashqai (?2006г?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iida 5dr 2004-">
            <text:p>ветровик Nissan Tiida 5dr 200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silvar star">
            <text:p>silvar st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urano (Z50) 2002-2008">
            <text:p>ветровик Nissan Murano (Z50)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p tuning">
            <text:p>vip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 2007-2014">
            <text:p>ветровик Nissan X-Trail 2 2007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lux">
            <text:p>lux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(wind flex?)">
            <text:p>ветровик Nissan (wind flex?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кодо">
            <text:p>кодо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07">
            <text:p>ветровик Nissan X-Trail 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oron class">
            <text:p>voron class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axima (A32) 1992-2000 / Maxima (A33) 2000-2006">
            <text:p>ветровик Nissan Maxima (A32) 1992-2000 / Maxima (A33) 2000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01-2006 кузов T30">
            <text:p>ветровик Nissan X-Trail 2001-2006 кузов T3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urano (Z50) 2002-2008">
            <text:p>ветровик Nissan Murano (Z50)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avara (D40) 2005- /Frontier 2ой (D40)">
            <text:p>ветровик Nissan Navara (D40) 2005- /Frontier 2ой (D40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Almera (N16) 2000-2005 hb 5d">
            <text:p>ветровик Nissan Almera (N16) 2000-2005 hb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icra (K12) 2003- 5d">
            <text:p>ветровик Nissan Micra (K12) 2003- 5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Juke (YF15) 2010-">
            <text:p>ветровик Nissan Juke (YF15)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rimera (P11) 1996-2001 sed">
            <text:p>ветровик Nissan Primera (P11) 1996-2001 se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athfinder (r52) 2014-">
            <text:p>ветровик Nissan Pathfinder (r52)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axima (A32) 1994-2000 / Maxima">
            <text:p>ветровик Nissan Maxima (A32) 1994-2000 / Maxim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atrol (Y62) 2010- / Infiniti QX56 (Z62)">
            <text:p>ветровик Nissan Patrol (Y62) 2010- / Infiniti QX56 (Z62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rimera P10  1990-1997 sed 4дв">
            <text:p>ветровик Nissan Primera P10  1990-1997 sed 4дв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master car">
            <text:p>master c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eana (J32) 2008 / Maxima A36 2008">
            <text:p>ветровик Nissan Teana (J32) 2008 / Maxima A36 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rimera Sd R10 1990-1995">
            <text:p>ветровик Nissan Primera Sd R10 1990-199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p300 (d22) c 2008/ fronner (d22) 2001-2005/navara (d22) 2001-2005">
            <text:p>ветровик Nissan np300 (d22) c 2008/ fronner (d22) 2001-2005/navara (d22) 2001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iida hb кузов C11 2004-2014">
            <text:p>ветровик Nissan Tiida hb кузов C11 2004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athfinder 2005">
            <text:p>ветровик Nissan Pathfinder 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Qashqai J11 2014-">
            <text:p>ветровик Nissan Qashqai J11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16 sed Almera Classic B10 2000-2012">
            <text:p>ветровик Nissan N16 sed Almera Classic B10 2000-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Qashqai G10 2007-2014">
            <text:p>ветровик Nissan Qashqai G10 2007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iida кузов С11 2004-2014">
            <text:p>ветровик Nissan Tiida кузов С11 2004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13 кузов Т32">
            <text:p>ветровик Nissan X-Trail 2013 кузов Т3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ote E11 4двери 2004-2013">
            <text:p>ветровик Nissan Note E11 4двери 2004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Dutsun on-Do 2014">
            <text:p>ветровик Nissan Dutsun on-Do 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07-2014 кузов T31">
            <text:p>ветровик Nissan X-Trail 2007-2014 кузов T3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issan Almera G15 2015- 2018">
            <text:p>ветровик Nissan Nissan Almera G15 2015- 201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_">
            <text:p>_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iida 2004- универсал">
            <text:p>ветровик Nissan Tiida 2004- универсал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07-">
            <text:p>ветровик Nissan X-Trail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iida 2004- sedan">
            <text:p>ветровик Nissan Tiida 2004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Almera Classic 2006-">
            <text:p>ветровик Nissan Almera Classic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Micra/March 2003-2010 5дв">
            <text:p>ветровик Nissan Micra/March 2003-2010 5дв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Teana 2014-">
            <text:p>ветровик Nissan Teana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Note 2006-2014">
            <text:p>ветровик Nissan Note 2006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2000-2006 кузов T30">
            <text:p>ветровик Nissan X-Trail 2000-2006 кузов T3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X-Trail  2007-2014 кузов T31">
            <text:p>ветровик Nissan X-Trail  2007-2014 кузов T3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Almera 2000-2013 кузов N16">
            <text:p>ветровик Nissan Almera 2000-2013 кузов N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Nissan Primera 2001-2008 кузов P12 sedan">
            <text:p>ветровик Nissan Primera 2001-2008 кузов P12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2">
            <text:p>полка 2 отсек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SRV new 2006-">
            <text:p>ветровик Honda SRV new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">
            <text:p>ветровик Honda CR-V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2012-2016 нерж:молдинг">
            <text:p>ветровик Honda CR-V 2012-2016 нерж:молдинг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headway">
            <text:p>headway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Jazz Mugen 2008">
            <text:p>ветровик Honda Jazz Mugen 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sus">
            <text:p>sus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Accord 2008-2012 / Spirior 2009- sedan">
            <text:p>ветровик Honda Accord 2008-2012 / Spirior 2009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ivic 8 2006-2011 sedan">
            <text:p>ветровик Honda Civic 8 2006-2011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1995-2002">
            <text:p>ветровик Honda CR-V 1995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HR-V 1998-2005">
            <text:p>ветровик Honda HR-V 1998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p tuning">
            <text:p>vip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2002-2007">
            <text:p>ветровик Honda CR-V 2002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ivic 2006- sedan">
            <text:p>ветровик Honda Civic 2006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V 2006-2013">
            <text:p>ветровик Honda CRV 2006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V 2013">
            <text:p>ветровик Honda CRV 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Fit/ Jazz 2001-207">
            <text:p>ветровик Honda Fit/ Jazz 2001-2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Accord 4й 2002-2007">
            <text:p>ветровик Honda Accord 4й 2002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2007-2012">
            <text:p>ветровик Honda CR-V 2007-20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2002-2007">
            <text:p>ветровик Honda CR-V 2002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Fit / Jazz 2008-">
            <text:p>ветровик Honda Fit / Jazz 2008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onda CR-V 2007-">
            <text:p>ветровик Honda CR-V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SX4 hb 2006-2013">
            <text:p>ветровик Suzuki SX4 hb 2006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Grand Vitara 2 2005г 4дв">
            <text:p>ветровик Suzuki Grand Vitara 2 2005г 4дв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liana 2001-2007 sed">
            <text:p>ветровик Suzuki liana 2001-2007 sed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p tuning">
            <text:p>vip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SX4 S-Cross 2013-">
            <text:p>ветровик Suzuki SX4 S-Cross 201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p tuning">
            <text:p>vip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Grand vitara 2 3d / Escudo 1998-2005">
            <text:p>ветровик Suzuki Grand vitara 2 3d / Escudo 1998-200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Grand Vitara 3d 2005- / Escudo (TD54V)">
            <text:p>ветровик Suzuki Grand Vitara 3d 2005- / Escudo (TD54V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Grand Vitara 2011-">
            <text:p>ветровик Suzuki Grand Vitar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uzuki  Vitara  2015-">
            <text:p>ветровик Suzuki  Vitara  2015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ка 2 отсек 1">
            <text:p>полка 2 отсек 1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andero 2007">
            <text:p>ветровик Renault Sandero 20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Sandero 2014">
            <text:p>ветровик Renault Sandero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ogan 2004-2012">
            <text:p>ветровик Renault Logan 2004-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ogan 2014">
            <text:p>ветровик Renault Logan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Logan 2004-2014">
            <text:p>ветровик Renault Logan 2004-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010">
            <text:p>ветровик Renault Duster 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Duster 2 2021г 4 двери">
            <text:p>ветровик Renault Duster 2 2021г 4 двери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Arkana 2019">
            <text:p>ветровик Renault Arkana 201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Renault Trafic 2010-">
            <text:p>ветровик Renault Trafic 201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2">
            <text:p>полки справа, отсек 1, полка 2</text:p>
          </table:table-cell>
          <table:table-cell office:value-type="string" office:value="дельта">
            <text:p>дельт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седан 2006-2012">
            <text:p>ветровик Chevrolet Aveo седан 2006-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06-2012 хетчбэк">
            <text:p>ветровик Chevrolet Aveo 2006-2012 хетчбэк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sed 2006-2001">
            <text:p>ветровик Chevrolet Aveo sed 2006-200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new hb 2003">
            <text:p>ветровик Chevrolet Aveo new hb 200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03-2007 хетчбек">
            <text:p>ветровик Chevrolet Aveo 2003-2007 хетчбек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uto tuning">
            <text:p>auto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(5) 2011- Curent">
            <text:p>ветровик Chevrolet Aveo (5) 2011- Curen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11-2015 (2ой)">
            <text:p>ветровик Chevrolet Aveo 2011-2015 (2ой)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03-2006 sed">
            <text:p>ветровик Chevrolet Aveo 2003-2006 se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12- sedan">
            <text:p>ветровик Chevrolet Aveo 2012-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Aveo 2003-2007 хетчбек">
            <text:p>ветровик Chevrolet Aveo 2003-2007 хетчбек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mvt">
            <text:p>mvt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nos 1997">
            <text:p>ветровик Chevrolet Lanos 199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nos ZAZ Sens">
            <text:p>ветровик Chevrolet Lanos ZAZ Sens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nos">
            <text:p>ветровик chevrolet lanos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nv ветровик chevrolet lacetti">
            <text:p>anv ветровик chevrolet lacetti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хетчбэк 2003-2013">
            <text:p>ветровик Chevrolet Lacetti хетчбэк 2003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универсал 2004-2013">
            <text:p>ветровик Chevrolet Lacetti универсал 2004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седан 2004-2013">
            <text:p>ветровик Chevrolet Lacetti седан 2004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sedan ????">
            <text:p>ветровик Chevrolet Lacetti sedan ????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sedan 2003-2013">
            <text:p>ветровик Chevrolet Lacetti sedan 2003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Lacetti универсал 2003-2013">
            <text:p>ветровик Chevrolet Lacetti универсал 2003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2009-">
            <text:p>ветровик chevrolet cruze 200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HB">
            <text:p>ветровик chevrolet cruze HB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sed 2009-">
            <text:p>ветровик Chevrolet Cruze sed 200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">
            <text:p>ветровик Chevrolet Cruze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2011- hb">
            <text:p>ветровик Chevrolet Cruze 2011- hb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sanvisor">
            <text:p>sanviso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2011-">
            <text:p>ветровик Chevrolet Cruze 201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5 2011- Current">
            <text:p>ветровик Chevrolet Cruze 5 2011- Curren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2008- current">
            <text:p>ветровик Chevrolet Cruze 2008- curren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ruze 2009">
            <text:p>ветровик Chevrolet Cruze 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obat 2013">
            <text:p>ветровик Chevrolet Cobat 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Spark 2011">
            <text:p>ветровик Chevrolet Spark 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aptiva 2006-2001; 2011-">
            <text:p>ветровик Chevrolet Captiva 2006-2001; 201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Orlando 2010-">
            <text:p>ветровик Chevrolet Orlando 201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Spark 2005-2009">
            <text:p>ветровик Chevrolet Spark 2005-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Tahoe 2007-2013">
            <text:p>ветровик Chevrolet Tahoe 2007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Espero 1990-1996">
            <text:p>ветровик Chevrolet Espero 1990-199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 (белая этикетка)">
            <text:p>?? (белая этикетка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vrolet Capiva 2006- / Opel antara 2012-">
            <text:p>ветровик Chevrolet Capiva 2006- / Opel antara 2012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aewoo Nexia 1994-">
            <text:p>ветровик Daewoo Nexia 1994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aewoo Leganza 1997-2008 sedan">
            <text:p>ветровик Daewoo Leganza 1997-2008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aewoo Matiz х/б 1998">
            <text:p>ветровик Daewoo Matiz х/б 199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aewoo Matiz">
            <text:p>ветровик Daewoo Matiz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Daewoo Nexia 1994-">
            <text:p>ветровик Daewoo Nexia 1994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2">
            <text:p>полки слева, отсек 1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x-line 2017">
            <text:p>ветровик  kia rio x-line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c 2017 4 поколение sedan">
            <text:p>ветровик  kia rio c 2017 4 поколение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2011-2017 sedan">
            <text:p>ветровик  kia rio 2011-2017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rato 2018- 4 поколение">
            <text:p>ветровик  kia cerato 2018- 4 поколение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rato 2013-2020 3 поколение">
            <text:p>ветровик  kia cerato 2013-2020 3 поколение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rato 2008-2013 2 поколение">
            <text:p>ветровик  kia cerato 2008-2013 2 поколение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portage 2010-2015">
            <text:p>ветровик  kia sportage 2010-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ed 2012 hb 4d">
            <text:p>ветровик  kia ceed 2012 hb 4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ed 2012 универсал">
            <text:p>ветровик  kia ceed 2012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ed 2018 hb 4d">
            <text:p>ветровик  kia ceed 2018 hb 4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ed 2006-2012 hb универсал">
            <text:p>ветровик  kia ceed 2006-2012 hb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portage 3 2010">
            <text:p>ветровик  kia sportage 3 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orento 2020 4 поколение">
            <text:p>ветровик  kia sorento 2020 4 поколение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oul 2 hb 2013-2019">
            <text:p>ветровик  kia soul 2 hb 2013-201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eltos 2019(1)">
            <text:p>ветровик  kia seltos 2019(1)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optima 4 2015-2018">
            <text:p>ветровик  kia optima 4 2015-201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soul 14-19">
            <text:p>ветровик  kia soul 14-1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ceed hb 2007- / hyunai i30">
            <text:p>ветровик  kia ceed hb 2007- / hyunai i3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4 hb 2012-">
            <text:p>ветровик  kia rio 4 hb 2012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2005-2011 sedan">
            <text:p>ветровик  kia rio 2005-2011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2011-2017 sedan">
            <text:p>ветровик kia rio 2011-2017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c 2017 sedan">
            <text:p>ветровик kia rio c 2017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">
            <text:p>anv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x-line 2017">
            <text:p>ветровик kia rio x-line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k3 2012">
            <text:p>ветровик kia k3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 kia rio 4 sed 2012-">
            <text:p>ветровик  kia rio 4 sed 2012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kia rio 11-17">
            <text:p>ветровик kia rio 11-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3">
            <text:p>полки сле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kuga 2011">
            <text:p>ветровик ford kuga 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iesta hb 2002-2008">
            <text:p>ветровик ford fiesta hb 2002-200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3 2011 универсал">
            <text:p>ветровик ford fokus 3 2011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iesta sedan 2009">
            <text:p>ветровик ford fiesta sedan 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2 2005-2011">
            <text:p>ветровик ford fokus 2 2005-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3 2011 hb sedan">
            <text:p>ветровик ford fokus 3 2011 hb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mondeo 3 2000-2007 sed 4d">
            <text:p>ветровик ford mondeo 3 2000-2007 sed 4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2 2005-2011 универсал">
            <text:p>ветровик ford fokus 2 2005-2011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mondeo 5 2014- sedan 3 шт нет нижнего">
            <text:p>ветровик ford mondeo 5 2014- sedan 3 шт нет нижнего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mondeo 3 2001-2006 wagon">
            <text:p>ветровик ford mondeo 3 2001-2006 wago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2 2004-2008/ fokus 2+(рест) c 2008 sed/hb">
            <text:p>ветровик ford fokus 2 2004-2008/ fokus 2+(рест) c 2008 sed/hb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3 2011 hb sedan">
            <text:p>ветровик ford fokus 3 2011 hb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mondeo 2 1995-2001 hb sedan 5d">
            <text:p>ветровик ford mondeo 2 1995-2001 hb sedan 5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2 2004-2008/ fokus 2+(рест) c 2008 sed/hb 3d">
            <text:p>ветровик ford fokus 2 2004-2008/ fokus 2+(рест) c 2008 sed/hb 3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ourneo/transit custom 2012">
            <text:p>ветровик ford tourneo/transit custom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ransit 2006-2014">
            <text:p>ветровик ford transit 2006-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ransit 2000-2014">
            <text:p>ветровик ford transit 2000-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ransit 2014">
            <text:p>ветровик ford transit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ransit 2000-2007">
            <text:p>ветровик ford transit 2000-20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3 2011">
            <text:p>ветровик ford fokus 3 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1 98-04">
            <text:p>ветровик ford fokus 1 98-0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mondeo 07-15 sed">
            <text:p>ветровик ford mondeo 07-15 se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c-max">
            <text:p>ветровик ford c-max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ourneo/transit connect 2003-">
            <text:p>ветровик ford tourneo/transit connect 2003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transit 1986-2000">
            <text:p>ветровик ford transit 1986-200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acrylauto (Вад)">
            <text:p>acrylauto (Вад)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fokus 2 2004-2011 универсал">
            <text:p>ветровик ford fokus 2 2004-2011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mvt">
            <text:p>mvt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scorpio 1985-1998">
            <text:p>ветровик ford scorpio 1985-199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team racing">
            <text:p>team rac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ord s-max 2006-">
            <text:p>ветровик ford s-max 200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4">
            <text:p>полки слева, отсек 2, полка 4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2009-2014 5 yf">
            <text:p>Ветровик hyundai sonata 2009-2014 5 yf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 fd 2008-2012 wagon 5d">
            <text:p>Ветровик hyundai i30 fd 2008-2012 wagon 5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DM 2012-2018">
            <text:p>Ветровик hyundai santa fe DM 2012-201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16-2020">
            <text:p>Ветровик hyundai creta 2016-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07-">
            <text:p>Ветровик hyundai santa fe 200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00-2006 sedan">
            <text:p>Ветровик hyundai elantra 2000-2006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dn8 c 2019">
            <text:p>Ветровик hyundai sonata dn8 c 201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new santafe 1PC 2006-">
            <text:p>ветровик hyundai new santafe 1PC 200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белая этикетка">
            <text:p>бел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07-2010">
            <text:p>Ветровик hyundai elantra 2007-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c 2017 sedan">
            <text:p>Ветровик hyundai solaris c 2017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erracan 2001-2007">
            <text:p>Ветровик hyundai terracan 2001-20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x55 c 2008-">
            <text:p>Ветровик hyundai ix55 c 200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7 sedan 2020">
            <text:p>Ветровик hyundai elantra 7 sedan 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c 2011- sedan">
            <text:p>Ветровик hyundai elantra c 2011-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16-">
            <text:p>Ветровик hyundai creta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verna 2006-2009 sedan">
            <text:p>Ветровик hyundai verna 2006-2009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x35 2010">
            <text:p>Ветровик hyundai ix35 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2 sedan 2017">
            <text:p>Ветровик hyundai solaris 2 sedan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sedan 2017">
            <text:p>Ветровик hyundai solaris sedan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2004-">
            <text:p>Ветровик hyundai sonata 2004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accent 2 1999-2005 , 2001- сборка">
            <text:p>Ветровик hyundai accent 2 1999-2005 , 2001- сборка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18-">
            <text:p>Ветровик hyundai santa fe 201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16-2021">
            <text:p>Ветровик hyundai creta 2016-202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ucson 05-09">
            <text:p>Ветровик hyundai tucson 05-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уаз патриот 3163/ pickup">
            <text:p>Ветровик уаз патриот 3163/ pickup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tarex /h1">
            <text:p>Ветровик hyundai starex /h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 2012- хэтчбэк">
            <text:p>Ветровик hyundai i30 2012- хэтчбэк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ваз 2123 chevrolet">
            <text:p>Ветровик ваз 2123 chevrole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da largus 5d">
            <text:p>Ветровик lada largus 5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da xray 2016-">
            <text:p>Ветровик lada xray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ada xray 5d hb 2015">
            <text:p>Ветровик lada xray 5d hb 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3">
            <text:p>полки слева, отсек 2, полка 3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12">
            <text:p>Ветровик hyundai santa fe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 2012">
            <text:p>Ветровик hyundai i30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2001-2012">
            <text:p>Ветровик hyundai sonata 2001-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16-">
            <text:p>Ветровик hyundai creta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sedan 2017">
            <text:p>Ветровик hyundai solaris sedan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01-2006">
            <text:p>Ветровик hyundai santa fe 2001-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20 2008-2014">
            <text:p>Ветровик hyundai i20 2008-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 2007-2012 sedan">
            <text:p>Ветровик hyundai i30 2007-2012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15">
            <text:p>Ветровик hyundai elantra 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ucson 4 2020">
            <text:p>Ветровик hyundai tucson 4 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06-2010 hd">
            <text:p>Ветровик hyundai elantra 2006-2010 h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2009-2014 5 yf">
            <text:p>Ветровик hyundai sonata 2009-2014 5 yf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01-2006">
            <text:p>Ветровик hyundai santa fe 2001-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16-">
            <text:p>Ветровик hyundai creta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 2021-">
            <text:p>Ветровик hyundai creta 2 202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accent 2000-2012">
            <text:p>Ветровик hyundai accent 2000-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8">
            <text:p>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2011">
            <text:p>Ветровик hyundai solaris 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8">
            <text:p>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12">
            <text:p>Ветровик hyundai santa fe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ucson 2004-2009">
            <text:p>Ветровик hyundai tucson 2004-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2017">
            <text:p>Ветровик hyundai solaris 201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ucson tl 2016">
            <text:p>Ветровик hyundai tucson tl 201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x35 2009">
            <text:p>Ветровик hyundai ix35 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hb 2011">
            <text:p>Ветровик hyundai solaris hb 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15">
            <text:p>Ветровик hyundai elantra 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getz">
            <text:p>Ветровик hyundai getz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creta 2021-">
            <text:p>Ветровик hyundai creta 202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11-2016">
            <text:p>Ветровик hyundai elantra 2011-201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porter tagaz">
            <text:p>Ветровик hyundai porter tagaz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accent">
            <text:p>Ветровик hyundai accen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">
            <text:p>Ветровик hyundai i3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hd65/72/78">
            <text:p>Ветровик hyundai hd65/72/7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xd 00-01">
            <text:p>Ветровик hyundai elantra xd 00-0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06-12">
            <text:p>Ветровик hyundai santa fe 06-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nf 06-10">
            <text:p>Ветровик hyundai sonata nf 06-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11- sedan mvt">
            <text:p>Ветровик hyundai elantra 2011- sedan mv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40 2012- универсал">
            <text:p>Ветровик hyundai i40 2012-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11-16">
            <text:p>Ветровик hyundai elantra 11-1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tucson 2015-">
            <text:p>Ветровик hyundai tucson 2015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tarex /h1  2007-">
            <text:p>Ветровик hyundai starex /h1  200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nata 2014-/ рестайлинг 2017-">
            <text:p>Ветровик hyundai sonata 2014-/ рестайлинг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40 2012- седан">
            <text:p>Ветровик hyundai i40 2012- седан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avante xd 5 2000-2003">
            <text:p>Ветровик hyundai avante xd 5 2000-200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 2012">
            <text:p>Ветровик hyundai i30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x35 2009">
            <text:p>Ветровик hyundai ix35 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anta fe 2012- current">
            <text:p>Ветровик hyundai santa fe 2012- curren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hd72">
            <text:p>Ветровик hyundai hd7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solaris БЕЛЫЙ">
            <text:p>Ветровик hyundai solaris БЕЛЫЙ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i30">
            <text:p>Ветровик hyundai i3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????">
            <text:p>?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00-2006">
            <text:p>Ветровик hyundai elantra 2000-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yundai elantra 2016-">
            <text:p>Ветровик hyundai elantra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2, полка 2">
            <text:p>полки сле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Roomster 2006-">
            <text:p>Ветровик Skoda Roomster 200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Superb 2 combi 2008-">
            <text:p>Ветровик Skoda Superb 2 combi 200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Karoq 2020-">
            <text:p>Ветровик Skoda Karoq 202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Kodiaq 2016-">
            <text:p>Ветровик Skoda Kodiaq 201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tour wagon 1998-">
            <text:p>Ветровик Skoda Octavia tour wagon 199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combi 2004-2008, 2009">
            <text:p>Ветровик Skoda Octavia combi 2004-2008, 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Superb c 2015 sedan">
            <text:p>Ветровик Skoda Superb c 2015 sedan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Rapid 2020-">
            <text:p>Ветровик Skoda Rapid 202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Fabia combi 2007-">
            <text:p>Ветровик Skoda Fabia combi 200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Yetti 2009-">
            <text:p>Ветровик Skoda Yetti 200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2013-2020">
            <text:p>Ветровик Skoda Octavia 2013-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Fabia 2 hb 2007-">
            <text:p>Ветровик Skoda Fabia 2 hb 200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Kodiaq 2016-2019">
            <text:p>Ветровик Skoda Kodiaq 2016-201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Fabia 1 1997-2007">
            <text:p>Ветровик Skoda Fabia 1 1997-20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A7 4D 2013">
            <text:p>Ветровик Skoda Octavia A7 4D 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A5 2004-2013">
            <text:p>Ветровик Skoda Octavia A5 2004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Rapid/rapid 2">
            <text:p>Ветровик Skoda Rapid/rapid 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tour HB 1106-2010">
            <text:p>Ветровик Skoda Octavia tour HB 1106-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Fabia 2 2007-2013">
            <text:p>Ветровик Skoda Fabia 2 2007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A5 2004-2013">
            <text:p>Ветровик Skoda Octavia A5 2004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96-00/ Octavia tour 00-">
            <text:p>Ветровик Skoda Octavia 96-00/ Octavia tour 0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ad">
            <text:p>vad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A7 2013- универсал">
            <text:p>Ветровик Skoda Octavia A7 2013- универсал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vad">
            <text:p>vad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Fabia 2000-2007 sd hb">
            <text:p>Ветровик Skoda Fabia 2000-2007 sd hb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koda Octavia 2004-2008">
            <text:p>Ветровик Skoda Octavia 2004-200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лева, отсек 1, полка 1">
            <text:p>полки слева, отсек 1, полка 1</text:p>
          </table:table-cell>
          <table:table-cell office:value-type="string" office:value="mvt">
            <text:p>mvt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fiat doblo cargo 223 5d/doblo panorama 223 5d 2009-">
            <text:p>Ветровик fiat doblo cargo 223 5d/doblo panorama 223 5d 200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oblo 2d 2000-">
            <text:p> Ветровик fiat doblo 2d 200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ucato 1994-2006/ 2006- сборка в">
            <text:p> Ветровик fiat ducato 1994-2006/ 2006- сборка в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ucato 2 2002-2006">
            <text:p> Ветровик fiat ducato 2 2002-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дельта">
            <text:p>дельт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ucato 3 2006-">
            <text:p> Ветровик fiat ducato 3 200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дельта">
            <text:p>дельт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ucato/ peugeut boxer/ citroen jumper 2006">
            <text:p> Ветровик fiat ducato/ peugeut boxer/ citroen jumper 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ANV air">
            <text:p>ANV air</text:p>
          </table:table-cell>
          <table:table-cell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ucato/ peugeut boxer/ citroen jumper 94-06">
            <text:p> Ветровик fiat ducato/ peugeut boxer/ citroen jumper 94-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???">
            <text:p>???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oblo 2010-">
            <text:p> Ветровик fiat doblo 201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doblo 2001-/2005-">
            <text:p> Ветровик fiat doblo 2001-/2005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Ветровик fiat albea 02-12">
            <text:p> Ветровик fiat albea 02-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1, полка 3">
            <text:p>полки справа, отсек 1, полка 3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kyron 4d 2005">
            <text:p>Ветровик Ssang young kyron 4d 200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actyon 4d 2010-">
            <text:p>Ветровик Ssang young actyon 4d 2010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actyon 2011-">
            <text:p>Ветровик Ssang young actyon 201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actyon sport 2008-">
            <text:p>Ветровик Ssang young actyon sport 200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kyron 2005-">
            <text:p>Ветровик Ssang young kyron 2005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actyon 2005-2001">
            <text:p>Ветровик Ssang young actyon 2005-200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musso 1998-2005">
            <text:p>Ветровик Ssang young musso 1998-200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7 2017-">
            <text:p>Ветровик Chery tiggo 7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fora/ vortex estina 2006">
            <text:p>Ветровик Chery fora/ vortex estina 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very hb 2008">
            <text:p>Ветровик Chery very hb 200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2006-2014">
            <text:p>Ветровик Chery tiggo 2006-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amulet 2003-2010">
            <text:p>Ветровик Chery amulet 2003-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7 pro 2020">
            <text:p>Ветровик Chery tiggo 7 pro 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2013-">
            <text:p>Ветровик Chery tiggo 2013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5 кроссоер 2014">
            <text:p>Ветровик Chery tiggo 5 кроссоер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t11 2005-2010/ vorterx tingo">
            <text:p>Ветровик Chery tiggo t11 2005-2010/ vorterx tingo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4 2019-">
            <text:p>Ветровик Chery tiggo 4 201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breeze">
            <text:p>Ветровик Lifan breeze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murman sedan 2017-">
            <text:p>Ветровик Lifan murman sedan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x60 2011-">
            <text:p>Ветровик Lifan x60 2011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x50 кроссоер 2015">
            <text:p>Ветровик Lifan x50 кроссоер 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delta">
            <text:p>delta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x50 2015">
            <text:p>Ветровик Lifan x50 2015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celliya /530 2014">
            <text:p>Ветровик Lifan celliya /530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cobra tuning">
            <text:p>cobra tuning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emgrand x7 2013-">
            <text:p>Ветровик geely emgrand x7 2013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atlas 2017-">
            <text:p>Ветровик geely atlas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emgrand sedan 2012">
            <text:p>Ветровик geely emgrand sedan 201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mk 2006">
            <text:p>Ветровик geely mk 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???">
            <text:p>???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mk cross 2006">
            <text:p>Ветровик geely mk cross 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excee txl 2019-">
            <text:p>Ветровик excee txl 201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ck 2005-2008">
            <text:p>Ветровик geely ck 2005-200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geely emgrand x7 4d 2014">
            <text:p>Ветровик geely emgrand x7 4d 2014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aval jolion 2021- 5d">
            <text:p>Ветровик haval jolion 2021- 5d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aval f7 2019-">
            <text:p>Ветровик haval f7 201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aval f7x 2019-">
            <text:p>Ветровик haval f7x 201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rexton 3 12-">
            <text:p>Ветровик Ssang young rexton 3 12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star">
            <text:p>vsta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Lifan x70 2017-">
            <text:p>Ветровик Lifan x70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Ssang young rexton 3 12-/2 2006-">
            <text:p>Ветровик Ssang young rexton 3 12-/2 2006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fora/ vortex estina">
            <text:p>Ветровик Chery fora/ vortex estina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7 pro 2020">
            <text:p>Ветровик Chery tiggo 7 pro 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7 2017- передние">
            <text:p>Ветровик Chery tiggo 7 2017- передние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Chery tiggo 05-/10- / vortex tingo">
            <text:p>Ветровик Chery tiggo 05-/10- / vortex tingo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acrylauto (Вад)">
            <text:p>acrylauto (Вад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етровик haval f7 2019-">
            <text:p>Ветровик haval f7 2019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и справа, отсек 2, полка 2">
            <text:p>полки справа, отсек 2, полка 2</text:p>
          </table:table-cell>
          <table:table-cell office:value-type="string" office:value="Vital technologies (ВИП)">
            <text:p>Vital technologies (ВИП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